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6cfd" officeooo:paragraph-rsid="00206cfd"/>
    </style:style>
    <style:style style:name="P2" style:family="paragraph" style:parent-style-name="Standard">
      <style:text-properties officeooo:rsid="002380ad" officeooo:paragraph-rsid="002380ad"/>
    </style:style>
    <style:style style:name="P3" style:family="paragraph" style:parent-style-name="Standard">
      <style:text-properties officeooo:rsid="0026b044" officeooo:paragraph-rsid="0026b044"/>
    </style:style>
    <style:style style:name="P4" style:family="paragraph" style:parent-style-name="Standard">
      <style:text-properties officeooo:rsid="002e597c" officeooo:paragraph-rsid="002e597c"/>
    </style:style>
    <style:style style:name="P5" style:family="paragraph" style:parent-style-name="Standard">
      <style:text-properties officeooo:rsid="002e597c" officeooo:paragraph-rsid="002e597c"/>
    </style:style>
    <style:style style:name="P6" style:family="paragraph" style:parent-style-name="Standard">
      <style:text-properties officeooo:rsid="00325618" officeooo:paragraph-rsid="00325618"/>
    </style:style>
    <style:style style:name="P7" style:family="paragraph" style:parent-style-name="Standard">
      <style:text-properties officeooo:rsid="00338e2f" officeooo:paragraph-rsid="00338e2f"/>
    </style:style>
    <style:style style:name="P8" style:family="paragraph" style:parent-style-name="Standard">
      <style:text-properties officeooo:rsid="0035369b" officeooo:paragraph-rsid="0035369b"/>
    </style:style>
    <style:style style:name="P9" style:family="paragraph" style:parent-style-name="Standard">
      <style:text-properties officeooo:rsid="00358eaf" officeooo:paragraph-rsid="00358eaf"/>
    </style:style>
    <style:style style:name="P10" style:family="paragraph" style:parent-style-name="Standard">
      <style:text-properties officeooo:rsid="003729f7" officeooo:paragraph-rsid="003729f7"/>
    </style:style>
    <style:style style:name="T1" style:family="text">
      <style:text-properties officeooo:rsid="001f694e"/>
    </style:style>
    <style:style style:name="T2" style:family="text">
      <style:text-properties officeooo:rsid="0022113e"/>
    </style:style>
    <style:style style:name="T3" style:family="text">
      <style:text-properties officeooo:rsid="0022cdea"/>
    </style:style>
    <style:style style:name="T4" style:family="text">
      <style:text-properties officeooo:rsid="00249f4b"/>
    </style:style>
    <style:style style:name="T5" style:family="text">
      <style:text-properties officeooo:rsid="00250210"/>
    </style:style>
    <style:style style:name="T6" style:family="text">
      <style:text-properties officeooo:rsid="00263ccf"/>
    </style:style>
    <style:style style:name="T7" style:family="text">
      <style:text-properties officeooo:rsid="00289720"/>
    </style:style>
    <style:style style:name="T8" style:family="text">
      <style:text-properties officeooo:rsid="0029625e"/>
    </style:style>
    <style:style style:name="T9" style:family="text">
      <style:text-properties officeooo:rsid="0029c8c3"/>
    </style:style>
    <style:style style:name="T10" style:family="text">
      <style:text-properties officeooo:rsid="002b7661"/>
    </style:style>
    <style:style style:name="T11" style:family="text">
      <style:text-properties officeooo:rsid="002ba2de"/>
    </style:style>
    <style:style style:name="T12" style:family="text">
      <style:text-properties officeooo:rsid="002d4699"/>
    </style:style>
    <style:style style:name="T13" style:family="text">
      <style:text-properties officeooo:rsid="002fa272"/>
    </style:style>
    <style:style style:name="T14" style:family="text">
      <style:text-properties officeooo:rsid="0035369b"/>
    </style:style>
    <style:style style:name="T15" style:family="text">
      <style:text-properties officeooo:rsid="00358e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 Descreva, com suas palavras, o que é uma classe e qual a relação entre as classes e os objetos.</text:p>
      <text:p text:style-name="Standard"/>
      <text:p text:style-name="P1">A classe é o modelo comum a certas entidades uma especie de <text:span text:style-name="T1">mold</text:span><text:span text:style-name="T6">(um planejamento)</text:span><text:span text:style-name="T1"> um <text:s/>‘Templete’ </text:span><text:span text:style-name="T2">podendo conter características é comportamento</text:span><text:span text:style-name="T1"> estados </text:span><text:span text:style-name="T3">de uma entidade</text:span><text:span text:style-name="T1">. </text:span><text:span text:style-name="T2">A</text:span><text:span text:style-name="T1"> classe seria a construção do modelo a ser seguido para que um objeto seja construído dentro de certas características </text:span><text:span text:style-name="T4">é praticando certas ações</text:span><text:span text:style-name="T1">. </text:span><text:span text:style-name="T4">Podendo determinar</text:span> estados é comportamentos que o objeto podem ter.</text:p>
      <text:p text:style-name="P1"/>
      <text:p text:style-name="P2">sua relação com o Objeto <text:span text:style-name="T5">é por conta da construção do mesmo sendo este o modelo personalizado pela classe, </text:span><text:span text:style-name="T6">o objeto é o modelo construído pela classe sendo algo que pode ser manipulado sendo este existente na memoria do computador durante a execução da aplicação. O objeto seria a classe materializada uma entidade com devidos atributos é qualidades. Uma classe pode da origem a vários objetos mas cada um podem ter características destintas.</text:span></text:p>
      <text:p text:style-name="P2"/>
      <text:p text:style-name="P2">2 – Pesquise e fale, com as suas palavras, se ainda vale a pena aprender Java, hoje em dia, e o porquê (pelo menos 5 linhas).</text:p>
      <text:p text:style-name="P2"/>
      <text:p text:style-name="P3">Não pois com o <text:s/>desenvolvimento do computador quântico sugira uma nova linguagem onde só inteligencias Artificiais quânticas podem trabalhar com ela … é todos os softwares serão produzidos a parti dessa linguagem. <text:span text:style-name="T12">O</text:span>nde <text:span text:style-name="T8">IA <text:s/>vai criar </text:span><text:span text:style-name="T7">arqui</text:span><text:span text:style-name="T11">v</text:span><text:span text:style-name="T7">o</text:span><text:span text:style-name="T11">s</text:span><text:span text:style-name="T7"> de criação de app</text:span> <text:span text:style-name="T9">com </text:span>bilhões de caracteres em um único arquivo <text:s/>não sendo <text:span text:style-name="T11">não mais </text:span><text:span text:style-name="T10">possível</text:span><text:span text:style-name="T8"> </text:span><text:span text:style-name="T11">a </text:span><text:span text:style-name="T8">mente humana decodificar, deixando obsoletos </text:span>programadores humanos.</text:p>
      <text:p text:style-name="P1"/>
      <text:p text:style-name="P4">Sim – java uma das linguagem mais presente na esfera da programação é uma das linguagem que evoluem com o tempo sendo acrescentada ela novas bibliotecas é módulos acada atualização produzindo uma gama de novos recursos em sua construção. Pelo fato de ser uma linguagem presente a mais de 10 anos no mercado isso indica segurança em trabalho a longo prazo pois a mesma já esta consolidada no mercado não sendo uma coisa de momento ou passageira. Aplicativos em java tende a ter certos padrões de segurança aprimorados em relação a outras linguagem. <text:span text:style-name="T13">E é uma das linguagem onde tem uma grande quantidade de material de aprendizagem disponível de forma livre na internet.</text:span></text:p>
      <text:p text:style-name="P4"/>
      <text:p text:style-name="P4">3 – Considere que você vai desenvolver um jogo de futebol (como o FIFA ou PES), em Java. Quais seriam as classes necessárias para desenvolver esse projeto (i.e., que entidades interagirão nesse programa)? Não precisa escrever às classes ou explicitar seus atributos ou métodos, quero apenas que indique quais seriam as classes.</text:p>
      <text:p text:style-name="P4"/>
      <text:p text:style-name="P6">login</text:p>
      <text:p text:style-name="P6">usuários</text:p>
      <text:p text:style-name="P6">conexão</text:p>
      <text:p text:style-name="P6">layout</text:p>
      <text:p text:style-name="P6">janela Principal(mãe)</text:p>
      <text:p text:style-name="P6">Jogador</text:p>
      <text:p text:style-name="P6">times</text:p>
      <text:p text:style-name="P6">estádios</text:p>
      <text:p text:style-name="P7">evolução do Play</text:p>
      <text:p text:style-name="P7">controles</text:p>
      <text:p text:style-name="P7"><text:span text:style-name="T14">eventos</text:span> dos <text:span text:style-name="T15">personagens(times)</text:span></text:p>
      <text:p text:style-name="P8">personalização de personagem</text:p>
      <text:p text:style-name="P9">compra E venda De Personagem</text:p>
      <text:p text:style-name="P9"/>
      <text:p text:style-name="P7"/>
      <text:p text:style-name="P7"><text:soft-page-break/></text:p>
      <text:p text:style-name="P7"/>
      <text:p text:style-name="P6">4 – Considere uma classe chamada Conta Corrente. Nessa classe, saldo seria um atributo ou um método? Sacar deveria ser um atributo ou um método? Titular deveria ser um atributo ou um método?</text:p>
      <text:p text:style-name="P6"/>
      <text:p text:style-name="P10">Classe Conta corrente</text:p>
      <text:p text:style-name="P10"/>
      <text:p text:style-name="P10">saldo – atributo</text:p>
      <text:p text:style-name="P10">Titular - atributo</text:p>
      <text:p text:style-name="P10">sacar – método</text:p>
      <text:p text:style-name="P10"/>
      <text:p text:style-name="P10"/>
      <text:p text:style-name="P10"/>
      <text:p text:style-name="P6"/>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4:33:59.684957261</meta:creation-date>
    <dc:date>2023-02-18T07:58:44.782842199</dc:date>
    <meta:editing-duration>PT1H3M41S</meta:editing-duration>
    <meta:editing-cycles>21</meta:editing-cycles>
    <meta:generator>LibreOffice/7.0.4.2$Linux_X86_64 LibreOffice_project/00$Build-2</meta:generator>
    <meta:document-statistic meta:table-count="0" meta:image-count="0" meta:object-count="0" meta:page-count="2" meta:paragraph-count="25" meta:word-count="468" meta:character-count="2884" meta:non-whitespace-character-count="2430"/>
  </office:meta>
</office:document-meta>
</file>